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59cm"/>
    </style:style>
    <style:style style:name="co2" style:family="table-column">
      <style:table-column-properties fo:break-before="auto" style:column-width="10.423cm"/>
    </style:style>
    <style:style style:name="co3" style:family="table-column">
      <style:table-column-properties fo:break-before="auto" style:column-width="5.052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0.248cm"/>
    </style:style>
    <style:style style:name="co6" style:family="table-column">
      <style:table-column-properties fo:break-before="auto" style:column-width="9.132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559cm"/>
    </style:style>
    <style:style style:name="co9" style:family="table-column">
      <style:table-column-properties fo:break-before="auto" style:column-width="3.521cm"/>
    </style:style>
    <style:style style:name="co10" style:family="table-column">
      <style:table-column-properties fo:break-before="auto" style:column-width="1.478cm"/>
    </style:style>
    <style:style style:name="co11" style:family="table-column">
      <style:table-column-properties fo:break-before="auto" style:column-width="2.921cm"/>
    </style:style>
    <style:style style:name="co12" style:family="table-column">
      <style:table-column-properties fo:break-before="auto" style:column-width="3.965cm"/>
    </style:style>
    <style:style style:name="co13" style:family="table-column">
      <style:table-column-properties fo:break-before="auto" style:column-width="0.9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7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8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9" style:family="table-cell" style:parent-style-name="Pivot_20_Table_20_Field">
      <style:table-cell-properties fo:border="0.99pt solid #000000"/>
    </style:style>
    <style:style style:name="ce10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2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="0.99pt solid #000000"/>
    </style:style>
    <style:style style:name="ce1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9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0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21" style:family="table-cell" style:parent-style-name="Pivot_20_Table_20_Value" style:data-style-name="N0"/>
    <style:style style:name="ce22" style:family="table-cell" style:parent-style-name="Pivot_20_Table_20_Value">
      <style:table-cell-properties fo:border-bottom="0.99pt solid #000000" fo:border-left="none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>
      <style:table-cell-properties fo:border-bottom="none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26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7" style:family="table-cell" style:parent-style-name="Pivot_20_Table_20_Value">
      <style:table-cell-properties fo:border-bottom="none" fo:border-left="none" fo:border-right="none" fo:border-top="0.99pt solid #000000"/>
    </style:style>
    <style:style style:name="ce28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9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30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3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32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33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3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35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36" style:family="table-cell" style:parent-style-name="Pivot_20_Table_20_Value">
      <style:table-cell-properties fo:border-bottom="none" fo:border-left="none" fo:border-right="0.99pt solid #000000" fo:border-top="none"/>
    </style:style>
    <style:style style:name="ce37" style:family="table-cell" style:parent-style-name="Pivot_20_Table_20_Value">
      <style:table-cell-properties fo:border-bottom="0.99pt solid #000000" fo:border-left="none" fo:border-right="0.99pt solid #000000" fo:border-top="none"/>
    </style:style>
    <style:style style:name="ce38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3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40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41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42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43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44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45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46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Municipio</text:p>
          </table:table-cell>
          <table:table-cell office:value-type="string" calcext:value-type="string">
            <text:p>Seção</text:p>
          </table:table-cell>
          <table:table-cell office:value-type="string" calcext:value-type="string">
            <text:p>Subseção</text:p>
          </table:table-cell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de Pessoal</text:p>
          </table:table-cell>
          <table:table-cell office:value-type="string" calcext:value-type="string">
            <text:p>Aposentadori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Atos da M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Aviso de abertura do cert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Concursos Públicos / Processos Seletivos</text:p>
          </table:table-cell>
          <table:table-cell office:value-type="string" calcext:value-type="string">
            <text:p>Convocações diver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Decre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Outros Atos</text:p>
          </table:table-cell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Editais de notificaçõ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Concursos Públicos / Processos Seletivos</text:p>
          </table:table-cell>
          <table:table-cell office:value-type="string" calcext:value-type="string">
            <text:p>Edital de concurso públic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de Pessoal</text:p>
          </table:table-cell>
          <table:table-cell office:value-type="string" calcext:value-type="string">
            <text:p>Exoner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Extr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L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Resoluçõ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string" calcext:value-type="string">
            <text:p>Concursos Públicos / Processos Seletivos</text:p>
          </table:table-cell>
          <table:table-cell office:value-type="string" calcext:value-type="string">
            <text:p>Resultado dos aprov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Aviso de aber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Aviso de abertura do cert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Convêni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Decre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Demonstrativo de receitas e despe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Outros Atos</text:p>
          </table:table-cell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Extrato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Impugnação do edit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L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Parecer e deliberações da comissão julgado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Portar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Portar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Tributos arrecadad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Atos da Mes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Aviso de Abertura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Concursos Públicos / Processos Seletivos</text:p>
          </table:table-cell>
          <table:table-cell office:value-type="string" calcext:value-type="string">
            <text:p>Convocações diver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Decre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Outros Atos</text:p>
          </table:table-cell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Editais de Notificaçõ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Extrato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L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de Pessoal</text:p>
          </table:table-cell>
          <table:table-cell office:value-type="string" calcext:value-type="string">
            <text:p>Nomeação de servid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Portar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Resolu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Resoluçõ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Aviso de abertura do certam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Contrato / extr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Decre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Decretos Legislativ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Demonstrativo de receitas e despes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Dispensa de Licit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Outros Atos</text:p>
          </table:table-cell>
          <table:table-cell office:value-type="string" calcext:value-type="string">
            <text:p>Divers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Administrativos</text:p>
          </table:table-cell>
          <table:table-cell office:value-type="string" calcext:value-type="string">
            <text:p>Editais de notificaçõe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Extrato de contrat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Homolog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Homolog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Concorrência / Tomada de Preços / Convite / Leilão</text:p>
          </table:table-cell>
          <table:table-cell office:value-type="string" calcext:value-type="string">
            <text:p>Inexigibilidade de Licitação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Lei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de Pessoal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Outros ato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Legislativos</text:p>
          </table:table-cell>
          <table:table-cell office:value-type="string" calcext:value-type="string">
            <text:p>Portar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Atos Oficiais</text:p>
          </table:table-cell>
          <table:table-cell office:value-type="string" calcext:value-type="string">
            <text:p>Portaria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Relatório de Gestão Fiscal (RGF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Contas Públicas e Instrumentos de Gestão Fiscal</text:p>
          </table:table-cell>
          <table:table-cell office:value-type="string" calcext:value-type="string">
            <text:p>Relatório Resumido da Execução Orçamentária (RREO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string" calcext:value-type="string">
            <text:p>Licitações: Pregão e Contratos</text:p>
          </table:table-cell>
          <table:table-cell office:value-type="string" calcext:value-type="string">
            <text:p>Termo de Aditamento</text:p>
          </table:table-cell>
          <table:table-cell office:value-type="float" office:value="1" calcext:value-type="float">
            <text:p>1</text:p>
          </table:table-cell>
        </table:table-row>
      </table:table>
      <table:table table:name="Tabela dinâmica_Planilha1_1" table:style-name="ta1">
        <table:table-column table:style-name="co5" table:default-cell-style-name="ce4"/>
        <table:table-column table:style-name="co6" table:default-cell-style-name="ce11"/>
        <table:table-column table:style-name="co7" table:default-cell-style-name="Pivot_20_Table_20_Value"/>
        <table:table-column table:style-name="co8" table:default-cell-style-name="Pivot_20_Table_20_Value"/>
        <table:table-column table:style-name="co9" table:default-cell-style-name="Pivot_20_Table_20_Value"/>
        <table:table-column table:style-name="co10" table:default-cell-style-name="ce21"/>
        <table:table-column table:style-name="co11" table:default-cell-style-name="ce43"/>
        <table:table-row table:style-name="ro1">
          <table:table-cell table:style-name="ce1" office:value-type="string" calcext:value-type="string">
            <text:p>Cont.Núm - Municipio</text:p>
          </table:table-cell>
          <table:table-cell table:style-name="ce8"/>
          <table:table-cell table:style-name="ce15" office:value-type="string" calcext:value-type="string">
            <text:p>Dados</text:p>
          </table:table-cell>
          <table:table-cell table:style-name="ce30" table:number-columns-repeated="3"/>
          <table:table-cell table:style-name="ce40"/>
        </table:table-row>
        <table:table-row table:style-name="ro1">
          <table:table-cell table:style-name="ce2" office:value-type="string" calcext:value-type="string">
            <text:p>Seção</text:p>
          </table:table-cell>
          <table:table-cell table:style-name="ce9" office:value-type="string" calcext:value-type="string">
            <text:p>Subseção</text:p>
          </table:table-cell>
          <table:table-cell table:style-name="ce16" office:value-type="string" calcext:value-type="string">
            <text:p>Assis</text:p>
          </table:table-cell>
          <table:table-cell table:style-name="ce31" office:value-type="string" calcext:value-type="string">
            <text:p>Ipaussu</text:p>
          </table:table-cell>
          <table:table-cell table:style-name="ce31" office:value-type="string" calcext:value-type="string">
            <text:p>Presidente Prudente</text:p>
          </table:table-cell>
          <table:table-cell table:style-name="ce31" office:value-type="string" calcext:value-type="string">
            <text:p>Tarumã</text:p>
          </table:table-cell>
          <table:table-cell table:style-name="ce41" office:value-type="string" calcext:value-type="string">
            <text:p>Total Resultado</text:p>
          </table:table-cell>
        </table:table-row>
        <table:table-row table:style-name="ro1">
          <table:table-cell table:style-name="ce3" office:value-type="string" calcext:value-type="string">
            <text:p>Atos Administrativos</text:p>
          </table:table-cell>
          <table:table-cell table:style-name="ce10" office:value-type="string" calcext:value-type="string">
            <text:p>Convênios</text:p>
          </table:table-cell>
          <table:table-cell table:style-name="ce17"/>
          <table:table-cell table:style-name="ce20" office:value-type="float" office:value="1" calcext:value-type="float">
            <text:p>1</text:p>
          </table:table-cell>
          <table:table-cell table:style-name="ce27"/>
          <table:table-cell table:style-name="ce34"/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ditais de notificações</text:p>
          </table:table-cell>
          <table:table-cell table:style-name="ce18" office:value-type="float" office:value="1" calcext:value-type="float">
            <text:p>1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 table:style-name="ce35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xtratos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Outros atos</text:p>
          </table:table-cell>
          <table:table-cell table:style-name="ce19"/>
          <table:table-cell table:style-name="ce25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tos de Pessoal</text:p>
          </table:table-cell>
          <table:table-cell table:style-name="ce10" office:value-type="string" calcext:value-type="string">
            <text:p>Aposentadoria</text:p>
          </table:table-cell>
          <table:table-cell table:style-name="ce20" office:value-type="float" office:value="1" calcext:value-type="float">
            <text:p>1</text:p>
          </table:table-cell>
          <table:table-cell table:style-name="ce27" table:number-columns-repeated="3"/>
          <table:table-cell table:style-name="ce4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oneração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2"/>
          <table:table-cell table:style-name="Pivot_20_Table_20_Value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Nomeação de servidor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table:style-name="Pivot_20_Table_20_Value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Outros atos</text:p>
          </table:table-cell>
          <table:table-cell table:style-name="ce22" table:number-columns-repeated="3"/>
          <table:table-cell table:style-name="ce2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tos Legislativos</text:p>
          </table:table-cell>
          <table:table-cell table:style-name="ce10" office:value-type="string" calcext:value-type="string">
            <text:p>Atos da Mesa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Decretos Legislativos</text:p>
          </table:table-cell>
          <table:table-cell table:style-name="ce2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utros atos</text:p>
          </table:table-cell>
          <table:table-cell table:style-name="ce24"/>
          <table:table-cell table:style-name="ce21" office:value-type="float" office:value="1" calcext:value-type="float">
            <text:p>1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Portarias</text:p>
          </table:table-cell>
          <table:table-cell table:style-name="ce24"/>
          <table:table-cell table:style-name="ce21" office:value-type="float" office:value="1" calcext:value-type="float">
            <text:p>1</text:p>
          </table:table-cell>
          <table:table-cell/>
          <table:table-cell table:style-name="ce35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Resolução</text:p>
          </table:table-cell>
          <table:table-cell table:style-name="ce19"/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37"/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Atos Oficiais</text:p>
          </table:table-cell>
          <table:table-cell table:style-name="ce10" office:value-type="string" calcext:value-type="string">
            <text:p>Decretos</text:p>
          </table:table-cell>
          <table:table-cell table:number-columns-repeated="4" table:style-name="ce20" office:value-type="float" office:value="1" calcext:value-type="float">
            <text:p>1</text:p>
          </table:table-cell>
          <table:table-cell table:style-name="ce42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Leis</text:p>
          </table:table-cell>
          <table:table-cell table:number-columns-repeated="3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string" calcext:value-type="string">
            <text:p>Portarias</text:p>
          </table:table-cell>
          <table:table-cell/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Resoluções</text:p>
          </table:table-cell>
          <table:table-cell table:style-name="ce25" office:value-type="float" office:value="1" calcext:value-type="float">
            <text:p>1</text:p>
          </table:table-cell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22"/>
          <table:table-cell table:style-name="ce44"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Concursos Públicos / Processos Seletivos</text:p>
          </table:table-cell>
          <table:table-cell table:style-name="ce10" office:value-type="string" calcext:value-type="string">
            <text:p>Convocações diversas</text:p>
          </table:table-cell>
          <table:table-cell table:style-name="ce23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Edital de concurso público</text:p>
          </table:table-cell>
          <table:table-cell table:style-name="ce18" office:value-type="float" office:value="1" calcext:value-type="float">
            <text:p>1</text:p>
          </table:table-cell>
          <table:table-cell table:number-columns-repeated="2"/>
          <table:table-cell table:style-name="ce3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Resultado dos aprovados</text:p>
          </table:table-cell>
          <table:table-cell table:style-name="ce26" office:value-type="float" office:value="1" calcext:value-type="float">
            <text:p>1</text:p>
          </table:table-cell>
          <table:table-cell table:style-name="ce22" table:number-columns-repeated="2"/>
          <table:table-cell table:style-name="ce37"/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ontas Públicas e Instrumentos de Gestão Fiscal</text:p>
          </table:table-cell>
          <table:table-cell table:style-name="ce10" office:value-type="string" calcext:value-type="string">
            <text:p>Demonstrativo de receitas e despesas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4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Outros atos</text:p>
          </table:table-cell>
          <table:table-cell table:number-columns-repeated="2"/>
          <table:table-cell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Relatório de Gestão Fiscal (RGF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elatório Resumido da Execução Orçamentária (RREO)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Tributos arrecadados</text:p>
          </table:table-cell>
          <table:table-cell table:style-name="ce22"/>
          <table:table-cell table:style-name="ce25" office:value-type="float" office:value="1" calcext:value-type="float">
            <text:p>1</text:p>
          </table:table-cell>
          <table:table-cell table:style-name="ce22" table:number-columns-repeated="2"/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icitações: Concorrência / Tomada de Preços / Convite / Leilão</text:p>
          </table:table-cell>
          <table:table-cell table:style-name="ce10" office:value-type="string" calcext:value-type="string">
            <text:p>Aviso de Abertura</text:p>
          </table:table-cell>
          <table:table-cell table:style-name="ce17"/>
          <table:table-cell table:number-columns-repeated="2" table:style-name="ce20" office:value-type="float" office:value="1" calcext:value-type="float">
            <text:p>1</text:p>
          </table:table-cell>
          <table:table-cell table:style-name="ce34"/>
          <table:table-cell table:style-name="ce42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Contrato / extratos</text:p>
          </table:table-cell>
          <table:table-cell table:style-name="ce2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ispensa de Licitação</text:p>
          </table:table-cell>
          <table:table-cell table:style-name="ce2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omologação</text:p>
          </table:table-cell>
          <table:table-cell table:style-name="ce2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nexigibilidade de Licitação</text:p>
          </table:table-cell>
          <table:table-cell table:style-name="ce24"/>
          <table:table-cell table:number-columns-repeated="2"/>
          <table:table-cell table:style-name="ce3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utros atos</text:p>
          </table:table-cell>
          <table:table-cell table:style-name="ce24"/>
          <table:table-cell table:style-name="ce21" office:value-type="float" office:value="1" calcext:value-type="float">
            <text:p>1</text:p>
          </table:table-cell>
          <table:table-cell/>
          <table:table-cell table:style-name="ce36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Parecer e deliberações da comissão julgadora</text:p>
          </table:table-cell>
          <table:table-cell table:style-name="ce19"/>
          <table:table-cell table:style-name="ce25" office:value-type="float" office:value="1" calcext:value-type="float">
            <text:p>1</text:p>
          </table:table-cell>
          <table:table-cell table:style-name="ce22"/>
          <table:table-cell table:style-name="ce37"/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icitações: Pregão e Contratos</text:p>
          </table:table-cell>
          <table:table-cell table:style-name="ce10" office:value-type="string" calcext:value-type="string">
            <text:p>Aviso de abertura do certame</text:p>
          </table:table-cell>
          <table:table-cell table:number-columns-repeated="2" table:style-name="ce20" office:value-type="float" office:value="1" calcext:value-type="float">
            <text:p>1</text:p>
          </table:table-cell>
          <table:table-cell table:style-name="ce27"/>
          <table:table-cell table:style-name="ce20" office:value-type="float" office:value="1" calcext:value-type="float">
            <text:p>1</text:p>
          </table:table-cell>
          <table:table-cell table:style-name="ce42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Extrato de contrato</text:p>
          </table:table-cell>
          <table:table-cell/>
          <table:table-cell table:number-columns-repeated="2" table:style-name="ce2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Homologação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Impugnação do edital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table:style-name="Pivot_20_Table_20_Value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Outros atos</text:p>
          </table:table-cell>
          <table:table-cell/>
          <table:table-cell table:style-name="ce21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5"/>
          <table:table-cell table:style-name="ce12" office:value-type="string" calcext:value-type="string">
            <text:p>Termo de Aditamento</text:p>
          </table:table-cell>
          <table:table-cell table:style-name="ce22" table:number-columns-repeated="3"/>
          <table:table-cell table:style-name="ce25" office:value-type="float" office:value="1" calcext:value-type="float">
            <text:p>1</text:p>
          </table:table-cell>
          <table:table-cell table:style-name="ce44" office:value-type="float" office:value="1" calcext:value-type="float">
            <text:p>1</text:p>
          </table:table-cell>
        </table:table-row>
        <table:table-row table:style-name="ro1">
          <table:table-cell table:style-name="ce6" office:value-type="string" calcext:value-type="string">
            <text:p>Outros Atos</text:p>
          </table:table-cell>
          <table:table-cell table:style-name="ce13" office:value-type="string" calcext:value-type="string">
            <text:p>Diversos</text:p>
          </table:table-cell>
          <table:table-cell table:style-name="ce28" office:value-type="float" office:value="1" calcext:value-type="float">
            <text:p>1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8" office:value-type="float" office:value="1" calcext:value-type="float">
            <text:p>1</text:p>
          </table:table-cell>
          <table:table-cell table:style-name="ce45" office:value-type="float" office:value="4" calcext:value-type="float">
            <text:p>4</text:p>
          </table:table-cell>
        </table:table-row>
        <table:table-row table:style-name="ro1">
          <table:table-cell table:style-name="ce7" office:value-type="string" calcext:value-type="string">
            <text:p>Total Resultado</text:p>
          </table:table-cell>
          <table:table-cell table:style-name="ce14"/>
          <table:table-cell table:style-name="ce29" office:value-type="float" office:value="13" calcext:value-type="float">
            <text:p>13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9" office:value-type="float" office:value="21" calcext:value-type="float">
            <text:p>21</text:p>
          </table:table-cell>
          <table:table-cell table:style-name="ce46" office:value-type="float" office:value="64" calcext:value-type="float">
            <text:p>64</text:p>
          </table:table-cell>
        </table:table-row>
      </table:table>
      <table:table table:name="Planilha3" table:style-name="ta1">
        <table:table-column table:style-name="co12" table:default-cell-style-name="Pivot_20_Table_20_Category"/>
        <table:table-column table:style-name="co4" table:default-cell-style-name="Default"/>
        <table:table-column table:style-name="co13" table:default-cell-style-name="Default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Qnt doc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Total de paginas</text:p>
          </table:table-cell>
        </table:table-row>
        <table:table-row table:style-name="ro1">
          <table:table-cell office:value-type="string" calcext:value-type="string">
            <text:p>Assis</text:p>
          </table:table-cell>
          <table:table-cell office:value-type="float" office:value="7" calcext:value-type="float">
            <text:p>7</text:p>
          </table:table-cell>
          <table:table-cell office:value-type="float" office:value="95" calcext:value-type="float">
            <text:p>95</text:p>
          </table:table-cell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string" calcext:value-type="string">
            <text:p>Ipaussu</text:p>
          </table:table-cell>
          <table:table-cell office:value-type="float" office:value="11" calcext:value-type="float">
            <text:p>11</text:p>
          </table:table-cell>
          <table:table-cell office:value-type="float" office:value="76" calcext:value-type="float">
            <text:p>7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string" calcext:value-type="string">
            <text:p>Presidente Prudente</text:p>
          </table:table-cell>
          <table:table-cell office:value-type="float" office:value="13" calcext:value-type="float">
            <text:p>13</text:p>
          </table:table-cell>
          <table:table-cell office:value-type="float" office:value="285" calcext:value-type="float">
            <text:p>285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string" calcext:value-type="string">
            <text:p>Tarumã</text:p>
          </table:table-cell>
          <table:table-cell office:value-type="float" office:value="10" calcext:value-type="float">
            <text:p>10</text:p>
          </table:table-cell>
          <table:table-cell office:value-type="float" office:value="252" calcext:value-type="float">
            <text:p>252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table:style-name="Default" office:value-type="string" calcext:value-type="string">
            <text:p>Total</text:p>
          </table:table-cell>
          <table:table-cell table:formula="of:=SUM([.B2:.B5])" office:value-type="float" office:value="41" calcext:value-type="float">
            <text:p>41</text:p>
          </table:table-cell>
          <table:table-cell table:formula="of:=SUM([.C2:.C5])" office:value-type="float" office:value="708" calcext:value-type="float">
            <text:p>708</text:p>
          </table:table-cell>
          <table:table-cell table:formula="of:=SUM([.D2:.D5])" office:value-type="float" office:value="1450" calcext:value-type="float">
            <text:p>1450</text:p>
          </table:table-cell>
        </table:table-row>
      </table:table>
      <table:named-expressions/>
      <table:database-ranges>
        <table:database-range table:name="__Anonymous_Sheet_DB__0" table:target-range-address="Planilha1.A1:Planilha1.D65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Tabela dinâmica_Planilha1_1'.A1:'Tabela dinâmica_Planilha1_1'.G42" table:buttons="'Tabela dinâmica_Planilha1_1'.A2 'Tabela dinâmica_Planilha1_1'.B2 'Tabela dinâmica_Planilha1_1'.C1" table:show-filter-button="false" table:drill-down-on-double-click="false">
          <table:source-cell-range table:cell-range-address="Planilha1.A1:Planilha1.C6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unicipio" table:orientation="column" table:used-hierarchy="0" table:function="auto">
            <table:data-pilot-level table:show-empty="false" calcext:repeat-item-labels="false">
              <table:data-pilot-members>
                <table:data-pilot-member table:name="Assis" table:display="true" table:show-details="true"/>
                <table:data-pilot-member table:name="Ipaussu" table:display="true" table:show-details="true"/>
                <table:data-pilot-member table:name="Presidente Prudente" table:display="true" table:show-details="true"/>
                <table:data-pilot-member table:name="Tarumã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ção" table:orientation="row" table:used-hierarchy="0" table:function="auto">
            <table:data-pilot-level table:show-empty="false" calcext:repeat-item-labels="false">
              <table:data-pilot-members>
                <table:data-pilot-member table:name="Atos Administrativos" table:display="true" table:show-details="true"/>
                <table:data-pilot-member table:name="Atos de Pessoal" table:display="true" table:show-details="true"/>
                <table:data-pilot-member table:name="Atos Legislativos" table:display="true" table:show-details="true"/>
                <table:data-pilot-member table:name="Atos Oficiais" table:display="true" table:show-details="true"/>
                <table:data-pilot-member table:name="Concursos Públicos / Processos Seletivos" table:display="true" table:show-details="true"/>
                <table:data-pilot-member table:name="Contas Públicas e Instrumentos de Gestão Fiscal" table:display="true" table:show-details="true"/>
                <table:data-pilot-member table:name="Licitações: Concorrência / Tomada de Preços / Convite / Leilão" table:display="true" table:show-details="true"/>
                <table:data-pilot-member table:name="Licitações: Pregão e Contratos" table:display="true" table:show-details="true"/>
                <table:data-pilot-member table:name="Outros At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ubseção" table:orientation="row" table:used-hierarchy="0" table:function="auto">
            <table:data-pilot-level table:show-empty="false" calcext:repeat-item-labels="false">
              <table:data-pilot-members>
                <table:data-pilot-member table:name="Aposentadoria" table:display="true" table:show-details="true"/>
                <table:data-pilot-member table:name="Atos da Mesa" table:display="true" table:show-details="true"/>
                <table:data-pilot-member table:name="Aviso de Abertura" table:display="true" table:show-details="true"/>
                <table:data-pilot-member table:name="Aviso de abertura do certame" table:display="true" table:show-details="true"/>
                <table:data-pilot-member table:name="Contrato / extratos" table:display="true" table:show-details="true"/>
                <table:data-pilot-member table:name="Convênios" table:display="true" table:show-details="true"/>
                <table:data-pilot-member table:name="Convocações diversas" table:display="true" table:show-details="true"/>
                <table:data-pilot-member table:name="Decretos" table:display="true" table:show-details="true"/>
                <table:data-pilot-member table:name="Decretos Legislativos" table:display="true" table:show-details="true"/>
                <table:data-pilot-member table:name="Demonstrativo de receitas e despesas" table:display="true" table:show-details="true"/>
                <table:data-pilot-member table:name="Dispensa de Licitação" table:display="true" table:show-details="true"/>
                <table:data-pilot-member table:name="Diversos" table:display="true" table:show-details="true"/>
                <table:data-pilot-member table:name="Editais de notificações" table:display="true" table:show-details="true"/>
                <table:data-pilot-member table:name="Edital de concurso público" table:display="true" table:show-details="true"/>
                <table:data-pilot-member table:name="Exoneração" table:display="true" table:show-details="true"/>
                <table:data-pilot-member table:name="Extrato de contrato" table:display="true" table:show-details="true"/>
                <table:data-pilot-member table:name="Extratos" table:display="true" table:show-details="true"/>
                <table:data-pilot-member table:name="Homologação" table:display="true" table:show-details="true"/>
                <table:data-pilot-member table:name="Impugnação do edital" table:display="true" table:show-details="true"/>
                <table:data-pilot-member table:name="Inexigibilidade de Licitação" table:display="true" table:show-details="true"/>
                <table:data-pilot-member table:name="Leis" table:display="true" table:show-details="true"/>
                <table:data-pilot-member table:name="Nomeação de servidor" table:display="true" table:show-details="true"/>
                <table:data-pilot-member table:name="Outros atos" table:display="true" table:show-details="true"/>
                <table:data-pilot-member table:name="Parecer e deliberações da comissão julgadora" table:display="true" table:show-details="true"/>
                <table:data-pilot-member table:name="Portarias" table:display="true" table:show-details="true"/>
                <table:data-pilot-member table:name="Relatório de Gestão Fiscal (RGF)" table:display="true" table:show-details="true"/>
                <table:data-pilot-member table:name="Relatório Resumido da Execução Orçamentária (RREO)" table:display="true" table:show-details="true"/>
                <table:data-pilot-member table:name="Resolução" table:display="true" table:show-details="true"/>
                <table:data-pilot-member table:name="Resoluções" table:display="true" table:show-details="true"/>
                <table:data-pilot-member table:name="Resultado dos aprovados" table:display="true" table:show-details="true"/>
                <table:data-pilot-member table:name="Termo de Aditamento" table:display="true" table:show-details="true"/>
                <table:data-pilot-member table:name="Tributos arrecadado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unicipio" table:orientation="data" table:used-hierarchy="0" table:function="count">
            <table:data-pilot-level table:show-empty="false" calcext:repeat-item-labels="false">
              <table:data-pilot-members>
                <table:data-pilot-member table:name="Assis" table:display="true" table:show-details="true"/>
                <table:data-pilot-member table:name="Ipaussu" table:display="true" table:show-details="true"/>
                <table:data-pilot-member table:name="Presidente Prudente" table:display="true" table:show-details="true"/>
                <table:data-pilot-member table:name="Tarumã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21T09:50:23.775736018</meta:creation-date>
    <dc:date>2020-10-21T15:45:18.321809555</dc:date>
    <meta:editing-duration>PT4H4M24S</meta:editing-duration>
    <meta:editing-cycles>2</meta:editing-cycles>
    <meta:generator>LibreOffice/6.4.6.2$Linux_X86_64 LibreOffice_project/40$Build-2</meta:generator>
    <meta:document-statistic meta:table-count="3" meta:cell-count="449" meta:object-count="0"/>
  </office:meta>
</office:document-meta>
</file>